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acda6" officeooo:paragraph-rsid="001acda6"/>
    </style:style>
    <style:style style:name="P2" style:family="paragraph" style:parent-style-name="Standard" style:list-style-name="L2">
      <style:text-properties officeooo:rsid="001acda6" officeooo:paragraph-rsid="001acda6"/>
    </style:style>
    <style:style style:name="P3" style:family="paragraph" style:parent-style-name="Standard" style:list-style-name="L3">
      <style:text-properties officeooo:rsid="001acda6" officeooo:paragraph-rsid="001acda6"/>
    </style:style>
    <style:style style:name="P4" style:family="paragraph" style:parent-style-name="Standard" style:list-style-name="L4">
      <style:text-properties officeooo:rsid="001acda6" officeooo:paragraph-rsid="001acda6"/>
    </style:style>
    <style:style style:name="P5" style:family="paragraph" style:parent-style-name="Standard">
      <style:paragraph-properties fo:text-align="start" style:justify-single-word="false"/>
      <style:text-properties officeooo:rsid="001acda6" officeooo:paragraph-rsid="001acda6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1acda6" officeooo:paragraph-rsid="001acda6" style:font-size-asian="14pt" style:font-weight-asian="bold" style:font-size-complex="14pt" style:font-weight-complex="bold"/>
    </style:style>
    <style:style style:name="P7" style:family="paragraph" style:parent-style-name="Standard">
      <style:paragraph-properties style:writing-mode="page"/>
      <style:text-properties officeooo:rsid="001acda6" officeooo:paragraph-rsid="001acda6"/>
    </style:style>
    <style:style style:name="P8" style:family="paragraph" style:parent-style-name="Standard" style:list-style-name="L1">
      <style:paragraph-properties style:writing-mode="page"/>
      <style:text-properties officeooo:rsid="001acda6" officeooo:paragraph-rsid="001acda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bd48c"/>
    </style:style>
    <style:style style:name="T4" style:family="text">
      <style:text-properties style:text-underline-style="solid" style:text-underline-width="auto" style:text-underline-color="font-color" officeooo:rsid="001bd48c"/>
    </style:style>
    <style:style style:name="T5" style:family="text">
      <style:text-properties officeooo:rsid="001c9cd3"/>
    </style:style>
    <style:style style:name="T6" style:family="text">
      <style:text-properties officeooo:rsid="00203d99"/>
    </style:style>
    <style:style style:name="T7" style:family="text">
      <style:text-properties officeooo:rsid="002157f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offee Maker Duties</text:p>
      <text:p text:style-name="P1"/>
      <text:p text:style-name="P1"><text:tab/><text:tab/></text:p>
      <text:p text:style-name="P1">I.<text:tab/><text:a xlink:type="simple" xlink:href="#ShowUp" office:target-frame-name="_self" xlink:show="replace" text:style-name="Internet_20_link" text:visited-style-name="Visited_20_Internet_20_Link">Show Up</text:a></text:p>
      <text:p text:style-name="P1">II.<text:tab/><text:a xlink:type="simple" xlink:href="#MakeCoffee" office:target-frame-name="_self" xlink:show="replace" text:style-name="Internet_20_link" text:visited-style-name="Visited_20_Internet_20_Link">Make Coffee and Tea Water</text:a><text:tab/> </text:p>
      <text:p text:style-name="P1">III. <text:tab/><text:a xlink:type="simple" xlink:href="#TidyUp" office:target-frame-name="_self" xlink:show="replace" text:style-name="Internet_20_link" text:visited-style-name="Visited_20_Internet_20_Link">Tidy Up</text:a></text:p>
      <text:p text:style-name="P1">IV.<text:tab/><text:a xlink:type="simple" xlink:href="#Literature" office:target-frame-name="_self" xlink:show="replace" text:style-name="Internet_20_link" text:visited-style-name="Visited_20_Internet_20_Link">Place Literature</text:a> </text:p>
      <text:p text:style-name="P1">V.<text:tab/><text:a xlink:type="simple" xlink:href="#Greet" office:target-frame-name="_self" xlink:show="replace" text:style-name="Internet_20_link" text:visited-style-name="Visited_20_Internet_20_Link">Greet and Assist</text:a> </text:p>
      <text:p text:style-name="P1">VI. <text:tab/><text:a xlink:type="simple" xlink:href="#MoreCoffee" office:target-frame-name="_self" xlink:show="replace" text:style-name="Internet_20_link" text:visited-style-name="Visited_20_Internet_20_Link">Keep a Check on Coffee</text:a> </text:p>
      <text:p text:style-name="P1">VII.<text:tab/><text:a xlink:type="simple" xlink:href="#Cleanup" office:target-frame-name="_self" xlink:show="replace" text:style-name="Internet_20_link" text:visited-style-name="Visited_20_Internet_20_Link">Cleanup</text:a></text:p>
      <text:p text:style-name="P1">VIII.<text:tab/><text:a xlink:type="simple" xlink:href="#Lockup" office:target-frame-name="_self" xlink:show="replace" text:style-name="Internet_20_link" text:visited-style-name="Visited_20_Internet_20_Link">Lockup</text:a></text:p>
      <text:p text:style-name="P1"/>
      <text:p text:style-name="P1"/>
      <text:p text:style-name="P1">I.<text:tab/><text:a xlink:type="simple" xlink:href="#" office:name="ShowUp" office:target-frame-name="_self" xlink:show="replace" text:style-name="Internet_20_link" text:visited-style-name="Visited_20_Internet_20_Link"><text:span text:style-name="T1">Show Up</text:span></text:a><text:span text:style-name="T1"> </text:span></text:p>
      <text:p text:style-name="P1"/>
      <text:p text:style-name="P7"><text:tab/>Be there at least 1/2 and hour before the meeting starts, preferably 45 minutes or more. </text:p>
      <text:p text:style-name="P7"><text:tab/>We are often told there is a meeting before and after the meeting. <text:s/>This is that time. <text:s/>No one would need wait standing in the rain or the cold and give up on AA because you are not there.</text:p>
      <text:p text:style-name="P1"/>
      <text:p text:style-name="P1">II. <text:tab/><text:a xlink:type="simple" xlink:href="#" office:name="MakeCoffee" office:target-frame-name="_self" xlink:show="replace" text:style-name="Internet_20_link" text:visited-style-name="Visited_20_Internet_20_Link"><text:span text:style-name="T1">Make the Coffee and Tea</text:span></text:a></text:p>
      <text:p text:style-name="P1"/>
      <text:p text:style-name="P7"><text:tab/>There is an official coffee scoop - 3/4 of a cup for the half gallon of coffee (one pot). <text:s/></text:p>
      <text:p text:style-name="P7">Each pot takes 3 minutes to drip (and 30 seconds to empty) so keep making coffee. <text:s text:c="2"/></text:p>
      <text:list xml:id="list8443281893928582216" text:style-name="L1">
        <text:list-item>
          <text:p text:style-name="P8">Don't forget to put an empty pot under the basket before pouring the water. :) </text:p>
        </text:list-item>
        <text:list-item>
          <text:p text:style-name="P8">It's efficient to load up a few filters while the pot is brewing.</text:p>
        </text:list-item>
        <text:list-item>
          <text:p text:style-name="P8">Make sure cups, sugar, and creamers are out.</text:p>
        </text:list-item>
        <text:list-item>
          <text:p text:style-name="P8">Merge half empty pots and keep a new pot brewing.</text:p>
        </text:list-item>
        <text:list-item>
          <text:p text:style-name="P8">Refill empty pots with water. <text:s/></text:p>
        </text:list-item>
      </text:list>
      <text:p text:style-name="P7">There should be some water jugs under the coffee table. <text:s/>They are reserves for when it's <text:s/>too busy to refill from the bathroom. <text:s/>Feel free to utilize the helpfulness of the newcomer and early a<text:span text:style-name="T6">r</text:span>rivals.</text:p>
      <text:p text:style-name="P1"><text:tab/></text:p>
      <text:p text:style-name="P1"><text:tab/>Teapot need only be filled and turned on, though sometimes it is unplugged. </text:p>
      <text:p text:style-name="P1"><text:tab/>Teapot and auxiliary burners are on the UPS power brick. Sometimes the circuit breaker button needs to be reset.</text:p>
      <text:p text:style-name="P1"/>
      <text:p text:style-name="P1">III. <text:tab/><text:a xlink:type="simple" xlink:href="#" office:name="TidyUp" office:target-frame-name="_self" xlink:show="replace" text:style-name="Internet_20_link" text:visited-style-name="Visited_20_Internet_20_Link"><text:span text:style-name="T1">Tidy Up</text:span></text:a></text:p>
      <text:p text:style-name="P1"/>
      <text:p text:style-name="P1"><text:tab/>While the coffee is brewing or if you are ahead of schedule give a little sweep, <text:s/>wipe the coffee area. <text:s text:c="2"/><text:span text:style-name="T7">Hopefully the last coffee maker made this easy for you.</text:span></text:p>
      <text:p text:style-name="P1"><text:tab/>Check the bathrooms for paper towels, hand soap, TP, and trash cans. <text:s/></text:p>
      <text:p text:style-name="P1"><text:tab/>Inspect the toilet. <text:s/>Brush and flush if necessary.</text:p>
      <text:p text:style-name="P1"><text:tab/></text:p>
      <text:p text:style-name="P1">IV. <text:tab/><text:a xlink:type="simple" xlink:href="#" office:name="Literature" office:target-frame-name="_self" xlink:show="replace" text:style-name="Internet_20_link" text:visited-style-name="Visited_20_Internet_20_Link"><text:span text:style-name="T1">Place Literature</text:span></text:a></text:p>
      <text:p text:style-name="P1"/>
      <text:p text:style-name="P1"><text:tab/>Most meetings are Literature meetings. <text:s/>Scatter the appropriate books among the seats. <text:s/>Feel free to utilize the helpfulness of the newcomer and early arrivals.</text:p>
      <text:p text:style-name="P1"/>
      <text:p text:style-name="P5">V.<text:tab/><text:a xlink:type="simple" xlink:href="#Greet" office:target-frame-name="_self" xlink:show="replace" text:style-name="Internet_20_link" text:visited-style-name="Visited_20_Internet_20_Link"><text:span text:style-name="T1">Greet and Assist</text:span></text:a></text:p>
      <text:p text:style-name="P1"/>
      <text:p text:style-name="P1"><text:tab/>As the first person at the meeting you will be the representative of our group until the greeter shows. <text:s/>Make them feel welcome –<text:span text:style-name="T5"> you may be the first AA <text:s/>a newcomer meets.</text:span></text:p>
      <text:p text:style-name="P1"><text:tab/></text:p>
      <text:p text:style-name="P1"><text:soft-page-break/>VI.<text:tab/><text:a xlink:type="simple" xlink:href="#MoreCoffee" office:name="MoreCoffee" office:target-frame-name="_self" xlink:show="replace" text:style-name="Internet_20_link" text:visited-style-name="Visited_20_Internet_20_Link"><text:span text:style-name="T1">Keep a Check on Coffee</text:span></text:a> </text:p>
      <text:p text:style-name="P1"><text:tab/></text:p>
      <text:list xml:id="list7800180965130141810" text:style-name="L4">
        <text:list-item>
          <text:p text:style-name="P4">Merge half empty pots.</text:p>
        </text:list-item>
        <text:list-item>
          <text:p text:style-name="P4">Keep filled water pots and jugs.</text:p>
        </text:list-item>
        <text:list-item>
          <text:p text:style-name="P4">Make up some filters.</text:p>
        </text:list-item>
        <text:list-item>
          <text:p text:style-name="P4">Check sugar, creamer, cups and sugar substitute.</text:p>
        </text:list-item>
      </text:list>
      <text:p text:style-name="P1"><text:tab/>An ongoing task throughout the meeting, but preparation makes it easier. <text:s/></text:p>
      <text:p text:style-name="P1"><text:tab/>When to stop making coffee depends upon how many people there are and probably the weather. <text:s/>There should be some coffee during the 7th tradition stretch and at the meeting's end. <text:s/>If there is a business meeting, maybe a little for then too.</text:p>
      <text:p text:style-name="P1"><text:tab/></text:p>
      <text:p text:style-name="P1"><text:tab/></text:p>
      <text:p text:style-name="P1">VII.<text:tab/><text:a xlink:type="simple" xlink:href="#" office:name="Cleanup" office:target-frame-name="_self" xlink:show="replace" text:style-name="Internet_20_link" text:visited-style-name="Visited_20_Internet_20_Link"><text:span text:style-name="T1">Cleanup</text:span></text:a></text:p>
      <text:p text:style-name="P1"/>
      <text:p text:style-name="P1"><text:tab/>Here's an opportunity to keep the room open for the '<text:span text:style-name="T2">meeting after the meeting</text:span>' and enlist the usefulness of the willing. <text:s text:c="2"/></text:p>
      <text:p text:style-name="P1"><text:tab/>The bathroom will be in too much demand to wash the pots right away, but here is what must be done in whatever order you can: <text:s text:c="2"/><text:tab/></text:p>
      <text:list xml:id="list349931987307362468" text:style-name="L2">
        <text:list-item>
          <text:p text:style-name="P2">Empty the coffee grounds. </text:p>
        </text:list-item>
        <text:list-item>
          <text:p text:style-name="P2">Clean and refill coffee pots with water. (there is a scrub brush near the sink if needed).</text:p>
        </text:list-item>
        <text:list-item>
          <text:p text:style-name="P2">Scour the room for literature, cups, trash and or treasures left behind. <text:s/></text:p>
        </text:list-item>
        <text:list-item>
          <text:p text:style-name="P2">Sweep any crumbs or debris. <text:s/></text:p>
        </text:list-item>
        <text:list-item>
          <text:p text:style-name="P2">Wipe the coffee table down. (there's a soapy-bleachy water bucket and some clothes under the table)</text:p>
        </text:list-item>
        <text:list-item>
          <text:p text:style-name="P2">Take out trash and replace trash bags in the containers.</text:p>
        </text:list-item>
      </text:list>
      <text:p text:style-name="P1"><text:tab/></text:p>
      <text:p text:style-name="P1"/>
      <text:p text:style-name="P1">VIII.<text:tab/><text:a xlink:type="simple" xlink:href="#" office:name="Lockup" office:target-frame-name="_self" xlink:show="replace" text:style-name="Internet_20_link" text:visited-style-name="Visited_20_Internet_20_Link"><text:span text:style-name="T1">Lockup</text:span></text:a></text:p>
      <text:p text:style-name="P1"/>
      <text:list xml:id="list5843114707829887172" text:style-name="L3">
        <text:list-item>
          <text:p text:style-name="P3">Make sure coffee burners are off. <text:s/>(teapot turns itself off.)</text:p>
        </text:list-item>
        <text:list-item>
          <text:p text:style-name="P3">Turn off AC, fans, or heaters.</text:p>
        </text:list-item>
        <text:list-item>
          <text:p text:style-name="P3">Turn out the lights.</text:p>
        </text:list-item>
        <text:list-item>
          <text:p text:style-name="P3">Lock the door- check it.</text:p>
        </text:list-item>
        <text:list-item>
          <text:p text:style-name="P3"><text:span text:style-name="T3">Replace</text:span> the key in the lock<text:span text:style-name="T3">box</text:span> for the next coffee maker<text:span text:style-name="T3">- <text:s/></text:span><text:span text:style-name="T4">don’t forget</text:span>!!!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0:04:35.421197877</meta:creation-date>
    <dc:date>2018-06-01T17:20:17.598751212</dc:date>
    <meta:editing-duration>PT7H5M29S</meta:editing-duration>
    <meta:editing-cycles>6</meta:editing-cycles>
    <meta:generator>LibreOffice/5.2.7.2$Linux_X86_64 LibreOffice_project/20m0$Build-2</meta:generator>
    <meta:document-statistic meta:table-count="0" meta:image-count="0" meta:object-count="0" meta:page-count="2" meta:paragraph-count="61" meta:word-count="619" meta:character-count="3348" meta:non-whitespace-character-count="2723"/>
  </office:meta>
</office:document-meta>
</file>